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enlo" svg:font-family="Menlo, 'Ubuntu Mono', consolas, source-code-pr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83a42" style:font-name="Menl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ADME.md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enlo" svg:font-family="Menlo, 'Ubuntu Mono', consolas, source-code-pr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2-04-14T15:09:21.720000000</dc:date>
    <meta:editing-duration>PT45S</meta:editing-duration>
    <meta:editing-cycles>3</meta:editing-cycles>
    <meta:document-statistic meta:table-count="0" meta:image-count="0" meta:object-count="0" meta:page-count="1" meta:paragraph-count="1" meta:word-count="1" meta:character-count="10" meta:non-whitespace-character-count="9"/>
  </office:meta>
</office:document-meta>
</file>